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25"/>
    <style:style style:name="ce3" style:family="table-cell" style:parent-style-name="Default" style:data-style-name="N123"/>
  </office:automatic-styles>
  <office:body>
    <office:spreadsheet>
      <table:calculation-settings table:precision-as-shown="tru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Default"/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1">
          <table:table-cell office:value-type="float" office:value="11.8913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1.7535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1.8765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.0325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.0689" calcext:value-type="float">
            <text:p>8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table:formula="of:=SUM([.A2:.A7])" office:value-type="float" office:value="47.6227" calcext:value-type="float">
            <text:p>47.6227</text:p>
          </table:table-cell>
          <table:table-cell table:style-name="ce2"/>
          <table:table-cell/>
        </table:table-row>
        <table:table-row table:style-name="ro1">
          <table:table-cell table:style-name="ce3" office:value-type="float" office:value="48" calcext:value-type="float">
            <text:p>48.000</text:p>
          </table:table-cell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5" loext:min-decimal-places="5" number:min-integer-digits="1"/>
    </number:number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 style:data-style-name="N2" text:time-value="19:05:05.669741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3-25T06:32:01.087000000</meta:creation-date>
    <meta:editing-duration>P0D</meta:editing-duration>
    <meta:editing-cycles>1</meta:editing-cycles>
    <meta:generator>LibreOfficeDev/6.3.0.0.alpha1$Linux_X86_64 LibreOffice_project/c98b1f1cd43b3e109bcaf6324ef2d1f449b34099</meta:generator>
    <meta:document-statistic meta:table-count="1" meta:cell-count="8" meta:object-count="0"/>
  </office:meta>
</office:document-meta>
</file>